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draw:style-name="gr2" draw:text-style-name="P1" svg:width="1.9539in" svg:height="1.0122in" svg:x="8.2657in" svg:y="3.2823in" draw:caption-point-x="-0.2402in" draw:caption-point-y="0.5945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3697in" svg:height="0.3902in" svg:x="8.2657in" svg:y="3.4504in" draw:caption-point-x="-0.2402in" draw:caption-point-y="0.5945in">
              <dc:date>2013-06-17T00:00:00</dc:date>
              <text:p text:style-name="P2"><text:span text:style-name="T1">Sharpening</text:span></text:p>
              <text:p text:style-name="P2"><text:span text:style-name="T1">Gradient mag and direction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2346in" svg:x="8.2657in" svg:y="4.2906in" draw:caption-point-x="-0.2402in" draw:caption-point-y="0.5945in">
              <dc:date>2013-06-16T00:00:00</dc:date>
              <text:p text:style-name="P1"><text:span text:style-name="T1">Cv2.boxPoints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 style:data-style-name="N2" text:time-value="0000-00-00T14:29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16:57:11</dc:date>
    <dc:creator>abidrahmank </dc:creator>
    <meta:generator>LibreOffice/3.6$Linux_X86_64 LibreOffice_project/360m1$Build-2</meta:generator>
    <meta:editing-duration>PT21H35M11S</meta:editing-duration>
    <meta:editing-cycles>33</meta:editing-cycles>
    <meta:document-statistic meta:table-count="1" meta:cell-count="84" meta:object-count="0"/>
  </office:meta>
</office:document-meta>
</file>